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204764ADD84E8C30C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co-grey-title">
      <style:graphic-properties draw:fill="none" draw:fill-image-width="1cm" draw:fill-image-height="1cm" draw:auto-grow-height="true" fo:min-height="3.507cm"/>
      <style:paragraph-properties style:writing-mode="lr-tb"/>
    </style:style>
    <style:style style:name="pr2" style:family="presentation" style:parent-style-name="eco-grey-outline1" style:list-style-name="L1">
      <style:graphic-properties draw:auto-grow-height="true" fo:min-height="13.86cm"/>
      <style:paragraph-properties style:writing-mode="lr-tb"/>
    </style:style>
    <style:style style:name="pr3" style:family="presentation" style:parent-style-name="eco-grey-notes">
      <style:graphic-properties draw:fill-color="#ffffff" fo:min-height="13.114cm"/>
      <style:paragraph-properties style:writing-mode="lr-tb"/>
    </style:style>
    <style:style style:name="P1" style:family="paragraph">
      <loext:graphic-properties draw:fill="none" draw:fill-image-width="1cm" draw:fill-image-height="1cm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eco-gre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2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reo_25_20veo_5f_1280x1024_5f_5" draw:display-name="reo%20veo_1280x1024_5" xlink:href="Pictures/1000000000000500000003204764ADD84E8C30C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1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top="0cm" fo:margin-bottom="0.4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top="0cm" fo:margin-bottom="0.3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top="0cm" fo:margin-bottom="0.2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top="0cm" fo:margin-bottom="0.1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top="0cm" fo:margin-bottom="0.1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top="0cm" fo:margin-bottom="0.1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top="0cm" fo:margin-bottom="0.1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top="0cm" fo:margin-bottom="0.1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gre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co-grey" style:page-layout-name="PM1" draw:style-name="Mdp1"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5T00:35:37.228735437</meta:creation-date>
    <meta:editing-duration>P0D</meta:editing-duration>
    <meta:editing-cycles>1</meta:editing-cycles>
    <meta:generator>LibreOffice/7.3.7.2$Linux_X86_64 LibreOffice_project/3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grey</dc:title>
    <meta:document-statistic meta:object-count="25"/>
  </office:meta>
</office:document-meta>
</file>